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office:value-type="string">
            <text:p>Testing pretty print performance</text:p>
          </table:table-cell>
          <table:table-cell table:number-columns-repeated="2"/>
          <table:table-cell office:value-type="string">
            <text:p>(w reports load as 0.01-0.02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nerated data with:</text:p>
          </table:table-cell>
          <table:table-cell table:number-columns-repeated="1023"/>
        </table:table-row>
        <table:table-row table:style-name="ro2">
          <table:table-cell office:value-type="string">
            <text:p>for x in {1..n} ; do echo -n “” &gt;$x.txt; do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imed using oosh built-in:</text:p>
          </table:table-cell>
          <table:table-cell table:number-columns-repeated="1023"/>
        </table:table-row>
        <table:table-row table:style-name="ro2">
          <table:table-cell office:value-type="string">
            <text:p>time oosh_ls test_data/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directory size</text:p>
          </table:table-cell>
          <table:table-cell table:style-name="ce1" office:value-type="string">
            <text:p>without 1</text:p>
          </table:table-cell>
          <table:table-cell table:style-name="ce1" office:value-type="string">
            <text:p>without 2</text:p>
          </table:table-cell>
          <table:table-cell table:style-name="ce1" office:value-type="string">
            <text:p>without 3</text:p>
          </table:table-cell>
          <table:table-cell table:style-name="ce1" office:value-type="string">
            <text:p>with 1</text:p>
          </table:table-cell>
          <table:table-cell table:style-name="ce1" office:value-type="string">
            <text:p>with 2</text:p>
          </table:table-cell>
          <table:table-cell table:style-name="ce1" office:value-type="string">
            <text:p>with 3</text:p>
          </table:table-cell>
          <table:table-cell table:style-name="ce1" office:value-type="string">
            <text:p>avg without</text:p>
          </table:table-cell>
          <table:table-cell table:style-name="ce1" office:value-type="string">
            <text:p>avg with</text:p>
          </table:table-cell>
          <table:table-cell table:style-name="ce1" office:value-type="string">
            <text:p>difference</text:p>
          </table:table-cell>
          <table:table-cell table:style-name="ce1" table:number-columns-repeated="1014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2" office:value-type="float" office:value="0.030298948288">
            <text:p>0.0303</text:p>
          </table:table-cell>
          <table:table-cell table:style-name="ce2" office:value-type="float" office:value="0.0280079841614">
            <text:p>0.0280</text:p>
          </table:table-cell>
          <table:table-cell table:style-name="ce2" office:value-type="float" office:value="0.0291500091553">
            <text:p>0.0292</text:p>
          </table:table-cell>
          <table:table-cell table:style-name="ce2" office:value-type="float" office:value="0.0291588306427">
            <text:p>0.0292</text:p>
          </table:table-cell>
          <table:table-cell table:style-name="ce2" office:value-type="float" office:value="0.0297830104828">
            <text:p>0.0298</text:p>
          </table:table-cell>
          <table:table-cell table:style-name="ce2" office:value-type="float" office:value="0.0302040576935">
            <text:p>0.0302</text:p>
          </table:table-cell>
          <table:table-cell table:style-name="ce2" table:formula="of:=([.B10]+[.C10]+[.D10])/3" office:value-type="float" office:value="0.0291523138682333">
            <text:p>0.0292</text:p>
          </table:table-cell>
          <table:table-cell table:style-name="ce2" table:formula="of:=([.E10]+[.F10]+[.G10])/3" office:value-type="float" office:value="0.0297152996063333">
            <text:p>0.0297</text:p>
          </table:table-cell>
          <table:table-cell table:style-name="ce2" table:formula="of:=[.I10]-[.H10]" office:value-type="float" office:value="0.000562985738100003">
            <text:p>0.0006</text:p>
          </table:table-cell>
          <table:table-cell table:number-columns-repeated="1014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2" office:value-type="float" office:value="0.0295531749725">
            <text:p>0.0296</text:p>
          </table:table-cell>
          <table:table-cell table:style-name="ce2" office:value-type="float" office:value="0.0285489559174">
            <text:p>0.0285</text:p>
          </table:table-cell>
          <table:table-cell table:style-name="ce2" office:value-type="float" office:value="0.0306680202484">
            <text:p>0.0307</text:p>
          </table:table-cell>
          <table:table-cell table:style-name="ce2" office:value-type="float" office:value="0.0299010276794">
            <text:p>0.0299</text:p>
          </table:table-cell>
          <table:table-cell table:style-name="ce2" office:value-type="float" office:value="0.0318720340729">
            <text:p>0.0319</text:p>
          </table:table-cell>
          <table:table-cell table:style-name="ce2" office:value-type="float" office:value="0.0302720069885">
            <text:p>0.0303</text:p>
          </table:table-cell>
          <table:table-cell table:style-name="ce2" table:formula="of:=([.B11]+[.C11]+[.D11])/3" office:value-type="float" office:value="0.0295900503794333">
            <text:p>0.0296</text:p>
          </table:table-cell>
          <table:table-cell table:style-name="ce2" table:formula="of:=([.E11]+[.F11]+[.G11])/3" office:value-type="float" office:value="0.0306816895802667">
            <text:p>0.0307</text:p>
          </table:table-cell>
          <table:table-cell table:style-name="ce2" table:formula="of:=[.I11]-[.H11]" office:value-type="float" office:value="0.00109163920083333">
            <text:p>0.0011</text:p>
          </table:table-cell>
          <table:table-cell table:number-columns-repeated="1014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2" office:value-type="float" office:value="0.0306251049042">
            <text:p>0.0306</text:p>
          </table:table-cell>
          <table:table-cell table:style-name="ce2" office:value-type="float" office:value="0.0295479297638">
            <text:p>0.0295</text:p>
          </table:table-cell>
          <table:table-cell table:style-name="ce2" office:value-type="float" office:value="0.0287430286407">
            <text:p>0.0287</text:p>
          </table:table-cell>
          <table:table-cell table:style-name="ce2" office:value-type="float" office:value="0.0331189632416">
            <text:p>0.0331</text:p>
          </table:table-cell>
          <table:table-cell table:style-name="ce2" office:value-type="float" office:value="0.0313920974731">
            <text:p>0.0314</text:p>
          </table:table-cell>
          <table:table-cell table:style-name="ce2" office:value-type="float" office:value="0.0322139263153">
            <text:p>0.0322</text:p>
          </table:table-cell>
          <table:table-cell table:style-name="ce2" table:formula="of:=([.B12]+[.C12]+[.D12])/3" office:value-type="float" office:value="0.0296386877695667">
            <text:p>0.0296</text:p>
          </table:table-cell>
          <table:table-cell table:style-name="ce2" table:formula="of:=([.E12]+[.F12]+[.G12])/3" office:value-type="float" office:value="0.0322416623433333">
            <text:p>0.0322</text:p>
          </table:table-cell>
          <table:table-cell table:style-name="ce2" table:formula="of:=[.I12]-[.H12]" office:value-type="float" office:value="0.00260297457376666">
            <text:p>0.0026</text:p>
          </table:table-cell>
          <table:table-cell table:number-columns-repeated="1014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2" office:value-type="float" office:value="0.0323901176453">
            <text:p>0.0324</text:p>
          </table:table-cell>
          <table:table-cell table:style-name="ce2" office:value-type="float" office:value="0.0322887897491">
            <text:p>0.0323</text:p>
          </table:table-cell>
          <table:table-cell table:style-name="ce2" office:value-type="float" office:value="0.0302019119263">
            <text:p>0.0302</text:p>
          </table:table-cell>
          <table:table-cell table:style-name="ce2" office:value-type="float" office:value="0.0380549430847">
            <text:p>0.0381</text:p>
          </table:table-cell>
          <table:table-cell table:style-name="ce2" office:value-type="float" office:value="0.0343339443207">
            <text:p>0.0343</text:p>
          </table:table-cell>
          <table:table-cell table:style-name="ce2" office:value-type="float" office:value="0.0326449871063">
            <text:p>0.0326</text:p>
          </table:table-cell>
          <table:table-cell table:style-name="ce2" table:formula="of:=([.B13]+[.C13]+[.D13])/3" office:value-type="float" office:value="0.0316269397735667">
            <text:p>0.0316</text:p>
          </table:table-cell>
          <table:table-cell table:style-name="ce2" table:formula="of:=([.E13]+[.F13]+[.G13])/3" office:value-type="float" office:value="0.0350112915039">
            <text:p>0.0350</text:p>
          </table:table-cell>
          <table:table-cell table:style-name="ce2" table:formula="of:=[.I13]-[.H13]" office:value-type="float" office:value="0.00338435173033334">
            <text:p>0.0034</text:p>
          </table:table-cell>
          <table:table-cell table:number-columns-repeated="1014"/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2" office:value-type="float" office:value="0.0328009128571">
            <text:p>0.0328</text:p>
          </table:table-cell>
          <table:table-cell table:style-name="ce2" office:value-type="float" office:value="0.0387260913849">
            <text:p>0.0387</text:p>
          </table:table-cell>
          <table:table-cell table:style-name="ce2" office:value-type="float" office:value="0.0393369197845">
            <text:p>0.0393</text:p>
          </table:table-cell>
          <table:table-cell table:style-name="ce2" office:value-type="float" office:value="0.0426490306854">
            <text:p>0.0426</text:p>
          </table:table-cell>
          <table:table-cell table:style-name="ce2" office:value-type="float" office:value="0.0487680435181">
            <text:p>0.0488</text:p>
          </table:table-cell>
          <table:table-cell table:style-name="ce2" office:value-type="float" office:value="0.0398690700531">
            <text:p>0.0399</text:p>
          </table:table-cell>
          <table:table-cell table:style-name="ce2" table:formula="of:=([.B14]+[.C14]+[.D14])/3" office:value-type="float" office:value="0.0369546413421667">
            <text:p>0.0370</text:p>
          </table:table-cell>
          <table:table-cell table:style-name="ce2" table:formula="of:=([.E14]+[.F14]+[.G14])/3" office:value-type="float" office:value="0.0437620480855333">
            <text:p>0.0438</text:p>
          </table:table-cell>
          <table:table-cell table:style-name="ce2" table:formula="of:=[.I14]-[.H14]" office:value-type="float" office:value="0.00680740674336666">
            <text:p>0.0068</text:p>
          </table:table-cell>
          <table:table-cell table:number-columns-repeated="1014"/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2" office:value-type="float" office:value="0.0430538654327">
            <text:p>0.0431</text:p>
          </table:table-cell>
          <table:table-cell table:style-name="ce2" office:value-type="float" office:value="0.0419812202454">
            <text:p>0.0420</text:p>
          </table:table-cell>
          <table:table-cell table:style-name="ce2" office:value-type="float" office:value="0.0426070690155">
            <text:p>0.0426</text:p>
          </table:table-cell>
          <table:table-cell table:style-name="ce2" office:value-type="float" office:value="0.0531139373779">
            <text:p>0.0531</text:p>
          </table:table-cell>
          <table:table-cell table:style-name="ce2" office:value-type="float" office:value="0.0474689006805">
            <text:p>0.0475</text:p>
          </table:table-cell>
          <table:table-cell table:style-name="ce2" office:value-type="float" office:value="0.0478541851044">
            <text:p>0.0479</text:p>
          </table:table-cell>
          <table:table-cell table:style-name="ce2" table:formula="of:=([.B15]+[.C15]+[.D15])/3" office:value-type="float" office:value="0.0425473848978667">
            <text:p>0.0425</text:p>
          </table:table-cell>
          <table:table-cell table:style-name="ce2" table:formula="of:=([.E15]+[.F15]+[.G15])/3" office:value-type="float" office:value="0.0494790077209333">
            <text:p>0.0495</text:p>
          </table:table-cell>
          <table:table-cell table:style-name="ce2" table:formula="of:=[.I15]-[.H15]" office:value-type="float" office:value="0.00693162282306666">
            <text:p>0.0069</text:p>
          </table:table-cell>
          <table:table-cell table:number-columns-repeated="1014"/>
        </table:table-row>
        <table:table-row table:style-name="ro2">
          <table:table-cell table:style-name="ce1" office:value-type="float" office:value="500">
            <text:p>500</text:p>
          </table:table-cell>
          <table:table-cell table:style-name="ce2" office:value-type="float" office:value="0.0646669864655">
            <text:p>0.0647</text:p>
          </table:table-cell>
          <table:table-cell table:style-name="ce2" office:value-type="float" office:value="0.0650219917297">
            <text:p>0.0650</text:p>
          </table:table-cell>
          <table:table-cell table:style-name="ce2" office:value-type="float" office:value="0.064612865448">
            <text:p>0.0646</text:p>
          </table:table-cell>
          <table:table-cell table:style-name="ce2" office:value-type="float" office:value="0.0868330001831">
            <text:p>0.0868</text:p>
          </table:table-cell>
          <table:table-cell table:style-name="ce2" office:value-type="float" office:value="0.0842101573944">
            <text:p>0.0842</text:p>
          </table:table-cell>
          <table:table-cell table:style-name="ce2" office:value-type="float" office:value="0.0797519683838">
            <text:p>0.0798</text:p>
          </table:table-cell>
          <table:table-cell table:style-name="ce2" table:formula="of:=([.B16]+[.C16]+[.D16])/3" office:value-type="float" office:value="0.0647672812144">
            <text:p>0.0648</text:p>
          </table:table-cell>
          <table:table-cell table:style-name="ce2" table:formula="of:=([.E16]+[.F16]+[.G16])/3" office:value-type="float" office:value="0.0835983753204333">
            <text:p>0.0836</text:p>
          </table:table-cell>
          <table:table-cell table:style-name="ce2" table:formula="of:=[.I16]-[.H16]" office:value-type="float" office:value="0.0188310941060333">
            <text:p>0.0188</text:p>
          </table:table-cell>
          <table:table-cell table:number-columns-repeated="1014"/>
        </table:table-row>
        <table:table-row table:style-name="ro2">
          <table:table-cell table:style-name="ce1" office:value-type="float" office:value="1000">
            <text:p>1000</text:p>
          </table:table-cell>
          <table:table-cell table:style-name="ce2" office:value-type="float" office:value="0.0947859287262">
            <text:p>0.0948</text:p>
          </table:table-cell>
          <table:table-cell table:style-name="ce2" office:value-type="float" office:value="0.0910940170288">
            <text:p>0.0911</text:p>
          </table:table-cell>
          <table:table-cell table:style-name="ce2" office:value-type="float" office:value="0.0931098461151">
            <text:p>0.0931</text:p>
          </table:table-cell>
          <table:table-cell table:style-name="ce2" office:value-type="float" office:value="0.124848842621">
            <text:p>0.1248</text:p>
          </table:table-cell>
          <table:table-cell table:style-name="ce2" office:value-type="float" office:value="0.125272989273">
            <text:p>0.1253</text:p>
          </table:table-cell>
          <table:table-cell table:style-name="ce2" office:value-type="float" office:value="0.12906908989">
            <text:p>0.1291</text:p>
          </table:table-cell>
          <table:table-cell table:style-name="ce2" table:formula="of:=([.B17]+[.C17]+[.D17])/3" office:value-type="float" office:value="0.0929965972900333">
            <text:p>0.0930</text:p>
          </table:table-cell>
          <table:table-cell table:style-name="ce2" table:formula="of:=([.E17]+[.F17]+[.G17])/3" office:value-type="float" office:value="0.126396973928">
            <text:p>0.1264</text:p>
          </table:table-cell>
          <table:table-cell table:style-name="ce2" table:formula="of:=[.I17]-[.H17]" office:value-type="float" office:value="0.0334003766379667">
            <text:p>0.0334</text:p>
          </table:table-cell>
          <table:table-cell table:number-columns-repeated="1014"/>
        </table:table-row>
        <table:table-row table:style-name="ro2">
          <table:table-cell table:style-name="ce1" office:value-type="float" office:value="2000">
            <text:p>2000</text:p>
          </table:table-cell>
          <table:table-cell table:style-name="ce2" office:value-type="float" office:value="0.158854961395">
            <text:p>0.1589</text:p>
          </table:table-cell>
          <table:table-cell table:style-name="ce2" office:value-type="float" office:value="0.156314849854">
            <text:p>0.1563</text:p>
          </table:table-cell>
          <table:table-cell table:style-name="ce2" office:value-type="float" office:value="0.15499997139">
            <text:p>0.1550</text:p>
          </table:table-cell>
          <table:table-cell table:style-name="ce2" office:value-type="float" office:value="0.22971200943">
            <text:p>0.2297</text:p>
          </table:table-cell>
          <table:table-cell table:style-name="ce2" office:value-type="float" office:value="0.237121105194">
            <text:p>0.2371</text:p>
          </table:table-cell>
          <table:table-cell table:style-name="ce2" office:value-type="float" office:value="0.23801612854">
            <text:p>0.2380</text:p>
          </table:table-cell>
          <table:table-cell table:style-name="ce2" table:formula="of:=([.B18]+[.C18]+[.D18])/3" office:value-type="float" office:value="0.156723260879667">
            <text:p>0.1567</text:p>
          </table:table-cell>
          <table:table-cell table:style-name="ce2" table:formula="of:=([.E18]+[.F18]+[.G18])/3" office:value-type="float" office:value="0.234949747721333">
            <text:p>0.2349</text:p>
          </table:table-cell>
          <table:table-cell table:style-name="ce2" table:formula="of:=[.I18]-[.H18]" office:value-type="float" office:value="0.0782264868416666">
            <text:p>0.0782</text:p>
          </table:table-cell>
          <table:table-cell table:number-columns-repeated="1014"/>
        </table:table-row>
        <table:table-row table:style-name="ro2">
          <table:table-cell table:style-name="ce1" office:value-type="float" office:value="5000">
            <text:p>5000</text:p>
          </table:table-cell>
          <table:table-cell table:style-name="ce2" office:value-type="float" office:value="0.370859861374">
            <text:p>0.3709</text:p>
          </table:table-cell>
          <table:table-cell table:style-name="ce2" office:value-type="float" office:value="0.376046180725">
            <text:p>0.3760</text:p>
          </table:table-cell>
          <table:table-cell table:style-name="ce2" office:value-type="float" office:value="0.369762897491">
            <text:p>0.3698</text:p>
          </table:table-cell>
          <table:table-cell table:style-name="ce2" office:value-type="float" office:value="0.554277181625">
            <text:p>0.5543</text:p>
          </table:table-cell>
          <table:table-cell table:style-name="ce2" office:value-type="float" office:value="0.559902906418">
            <text:p>0.5599</text:p>
          </table:table-cell>
          <table:table-cell table:style-name="ce2" office:value-type="float" office:value="0.616292953491">
            <text:p>0.6163</text:p>
          </table:table-cell>
          <table:table-cell table:style-name="ce2" table:formula="of:=([.B19]+[.C19]+[.D19])/3" office:value-type="float" office:value="0.372222979863333">
            <text:p>0.3722</text:p>
          </table:table-cell>
          <table:table-cell table:style-name="ce2" table:formula="of:=([.E19]+[.F19]+[.G19])/3" office:value-type="float" office:value="0.576824347178">
            <text:p>0.5768</text:p>
          </table:table-cell>
          <table:table-cell table:style-name="ce2" table:formula="of:=[.I19]-[.H19]" office:value-type="float" office:value="0.204601367314667">
            <text:p>0.2046</text:p>
          </table:table-cell>
          <table:table-cell table:number-columns-repeated="1014"/>
        </table:table-row>
        <table:table-row table:style-name="ro2">
          <table:table-cell table:style-name="ce1" office:value-type="float" office:value="10000">
            <text:p>10000</text:p>
          </table:table-cell>
          <table:table-cell table:style-name="ce2" office:value-type="float" office:value="0.679437160492">
            <text:p>0.6794</text:p>
          </table:table-cell>
          <table:table-cell table:style-name="ce2" office:value-type="float" office:value="0.679718017578">
            <text:p>0.6797</text:p>
          </table:table-cell>
          <table:table-cell table:style-name="ce2" office:value-type="float" office:value="0.712442874908">
            <text:p>0.7124</text:p>
          </table:table-cell>
          <table:table-cell table:style-name="ce2" office:value-type="float" office:value="1.05277299881">
            <text:p>1.0528</text:p>
          </table:table-cell>
          <table:table-cell table:style-name="ce2" office:value-type="float" office:value="1.05552792549">
            <text:p>1.0555</text:p>
          </table:table-cell>
          <table:table-cell table:style-name="ce2" office:value-type="float" office:value="1.05425214767">
            <text:p>1.0543</text:p>
          </table:table-cell>
          <table:table-cell table:style-name="ce2" table:formula="of:=([.B20]+[.C20]+[.D20])/3" office:value-type="float" office:value="0.690532684326">
            <text:p>0.6905</text:p>
          </table:table-cell>
          <table:table-cell table:style-name="ce2" table:formula="of:=([.E20]+[.F20]+[.G20])/3" office:value-type="float" office:value="1.05418435732333">
            <text:p>1.0542</text:p>
          </table:table-cell>
          <table:table-cell table:style-name="ce2" table:formula="of:=[.I20]-[.H20]" office:value-type="float" office:value="0.363651672997333">
            <text:p>0.3637</text:p>
          </table:table-cell>
          <table:table-cell table:number-columns-repeated="1014"/>
        </table:table-row>
        <table:table-row table:style-name="ro2">
          <table:table-cell table:style-name="ce1" office:value-type="float" office:value="20000">
            <text:p>20000</text:p>
          </table:table-cell>
          <table:table-cell table:style-name="ce2" office:value-type="float" office:value="1.64252710342">
            <text:p>1.6425</text:p>
          </table:table-cell>
          <table:table-cell table:style-name="ce2" office:value-type="float" office:value="1.70271587372">
            <text:p>1.7027</text:p>
          </table:table-cell>
          <table:table-cell table:style-name="ce2" office:value-type="float" office:value="2.00365900993">
            <text:p>2.0037</text:p>
          </table:table-cell>
          <table:table-cell table:style-name="ce2" office:value-type="float" office:value="2.78183102608">
            <text:p>2.7818</text:p>
          </table:table-cell>
          <table:table-cell table:style-name="ce2" office:value-type="float" office:value="2.70236611366">
            <text:p>2.7024</text:p>
          </table:table-cell>
          <table:table-cell table:style-name="ce2" office:value-type="float" office:value="2.70134091377">
            <text:p>2.7013</text:p>
          </table:table-cell>
          <table:table-cell table:style-name="ce2" table:formula="of:=([.B21]+[.C21]+[.D21])/3" office:value-type="float" office:value="1.78296732902333">
            <text:p>1.7830</text:p>
          </table:table-cell>
          <table:table-cell table:style-name="ce2" table:formula="of:=([.E21]+[.F21]+[.G21])/3" office:value-type="float" office:value="2.72851268450333">
            <text:p>2.7285</text:p>
          </table:table-cell>
          <table:table-cell table:style-name="ce2" table:formula="of:=[.I21]-[.H21]" office:value-type="float" office:value="0.945545355480001">
            <text:p>0.9455</text:p>
          </table:table-cell>
          <table:table-cell table:number-columns-repeated="1014"/>
        </table:table-row>
        <table:table-row table:style-name="ro2">
          <table:table-cell table:style-name="ce1" office:value-type="float" office:value="50000">
            <text:p>50000</text:p>
          </table:table-cell>
          <table:table-cell table:style-name="ce2" office:value-type="float" office:value="3.56411504745">
            <text:p>3.5641</text:p>
          </table:table-cell>
          <table:table-cell table:style-name="ce2" office:value-type="float" office:value="3.56006598473">
            <text:p>3.5601</text:p>
          </table:table-cell>
          <table:table-cell table:style-name="ce2" office:value-type="float" office:value="3.5952539444">
            <text:p>3.5953</text:p>
          </table:table-cell>
          <table:table-cell table:style-name="ce2" office:value-type="float" office:value="6.08015394211">
            <text:p>6.0802</text:p>
          </table:table-cell>
          <table:table-cell table:style-name="ce2" office:value-type="float" office:value="6.02391505241">
            <text:p>6.0239</text:p>
          </table:table-cell>
          <table:table-cell table:style-name="ce2" office:value-type="float" office:value="6.04973387718">
            <text:p>6.0497</text:p>
          </table:table-cell>
          <table:table-cell table:style-name="ce2" table:formula="of:=([.B22]+[.C22]+[.D22])/3" office:value-type="float" office:value="3.57314499219333">
            <text:p>3.5731</text:p>
          </table:table-cell>
          <table:table-cell table:style-name="ce2" table:formula="of:=([.E22]+[.F22]+[.G22])/3" office:value-type="float" office:value="6.0512676239">
            <text:p>6.0513</text:p>
          </table:table-cell>
          <table:table-cell table:style-name="ce2" table:formula="of:=[.I22]-[.H22]" office:value-type="float" office:value="2.47812263170667">
            <text:p>2.478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Sheet1.J47" table:end-x="2.227cm" table:end-y="0.015cm" draw:z-index="0" draw:style-name="gr1" svg:width="21.243cm" svg:height="9.891cm" svg:x="1.728cm" svg:y="0.107cm">
              <draw:object draw:notify-on-update-of-ranges="Sheet1.A10:Sheet1.A22 Sheet1.J9:Sheet1.J9 Sheet1.J10:Sheet1.J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"/>
          <table:table-cell office:value-type="string">
            <text:p>font sizes 10, 11, 15</text:p>
          </table:table-cell>
          <table:table-cell table:number-columns-repeated="101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30/03/2010</text:date>, <text:time>22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3T12:10:02</meta:creation-date>
    <meta:generator>OpenOffice.org/3.2$Unix OpenOffice.org_project/320m12$Build-9483</meta:generator>
    <dc:date>2010-03-30T22:09:42</dc:date>
    <meta:editing-duration>PT06H52M16S</meta:editing-duration>
    <meta:editing-cycles>9</meta:editing-cycles>
    <dc:creator>Wilfred Hughes</dc:creator>
    <meta:document-statistic meta:table-count="3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8pt" style:font-size-complex="8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08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8pt" style:font-size-complex="8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25cm" chart:symbol-height="0.25cm" chart:error-upper-indicator="true" chart:error-lower-indicator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44cm" svg:height="9.892cm" xlink:href=".." chart:class="chart:scatter" chart:style-name="ch1">
        <chart:title svg:x="5.663cm" svg:y="0.197cm" chart:style-name="ch2">
          <text:p>Time taken by pretty print on log/log scale </text:p>
        </chart:title>
        <chart:plot-area chart:style-name="ch3" table:cell-range-address="Sheet1.A10:Sheet1.A22 Sheet1.J9:Sheet1.J22" chart:data-source-has-labels="row" svg:x="0.647cm" svg:y="0.989cm" svg:width="20.173cm" svg:height="8.71cm">
          <chart:axis chart:dimension="x" chart:name="primary-x" chart:style-name="ch4">
            <chart:title svg:x="10.009cm" svg:y="8.83cm" chart:style-name="ch5">
              <text:p>Output/lines
</text:p>
            </chart:title>
          </chart:axis>
          <chart:axis chart:dimension="y" chart:name="primary-y" chart:style-name="ch6">
            <chart:title svg:x="0.425cm" svg:y="6.541cm" chart:style-name="ch7">
              <text:p>Time taken/seconds</text:p>
            </chart:title>
            <chart:grid chart:style-name="ch8" chart:class="major"/>
          </chart:axis>
          <chart:series chart:style-name="ch9" chart:values-cell-range-address="Sheet1.J10:Sheet1.J22" chart:label-cell-address="Sheet1.J9:Sheet1.J9" chart:class="chart:scatter">
            <chart:domain table:cell-range-address="Sheet1.A10:Sheet1.A22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9:Sheet1.J9">differe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0:Sheet1.A22">0</text:p>
              </table:table-cell>
              <table:table-cell office:value-type="float" office:value="0.000562985738100003">
                <text:p text:id="Sheet1.J10:Sheet1.J22">0.0005629857381000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09163920083333">
                <text:p>0.0010916392008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260297457376666">
                <text:p>0.00260297457376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338435173033334">
                <text:p>0.00338435173033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680740674336666">
                <text:p>0.00680740674336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0693162282306666">
                <text:p>0.0069316228230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188310941060333">
                <text:p>0.0188310941060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334003766379667">
                <text:p>0.0334003766379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0782264868416666">
                <text:p>0.0782264868416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204601367314667">
                <text:p>0.204601367314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363651672997333">
                <text:p>0.363651672997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0.945545355480001">
                <text:p>0.94554535548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2.47812263170667">
                <text:p>2.47812263170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